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96D688D7C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 loext:decorative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 loext:decorative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 loext:decorative="false"/>
    </style:style>
    <style:style style:name="gr4" style:family="graphic" style:parent-style-name="standard">
      <style:graphic-properties draw:fill="solid" draw:fill-color="#3333ff" draw:textarea-horizontal-align="justify" draw:textarea-vertical-align="middle" draw:auto-grow-height="false" fo:min-height="0.435cm" fo:min-width="0.683cm" loext:decorative="fals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59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541cm" loext:decorative="false"/>
      <style:paragraph-properties style:writing-mode="lr-tb"/>
    </style:style>
    <style:style style:name="gr9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2cm" fo:min-width="0.729cm" loext:decorative="false"/>
    </style:style>
    <style:style style:name="gr10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 loext:decorative="false"/>
    </style:style>
    <style:style style:name="gr1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fill="none" draw:opacity="40%" draw:textarea-horizontal-align="justify" draw:textarea-vertical-align="middle" draw:auto-grow-height="false" fo:min-height="0.768cm" fo:min-width="2.295cm" draw:shadow-offset-x="0.203cm" draw:shadow-offset-y="0.203cm" draw:shadow-opacity="40%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8cm" fo:min-width="2.803cm" draw:shadow-offset-x="0.203cm" draw:shadow-offset-y="0.203cm" draw:shadow-opacity="40%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cc" draw:fill="solid" draw:fill-color="#6666ff" draw:opacity="20%" draw:textarea-horizontal-align="left" draw:auto-grow-height="true" draw:auto-grow-width="true" fo:min-height="0.649cm" fo:min-width="6.987cm" draw:shadow-offset-x="0.203cm" draw:shadow-offset-y="0.203cm" draw:shadow-opacity="20%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fill="solid" draw:fill-color="#ff420e" draw:textarea-horizontal-align="justify" draw:textarea-vertical-align="middle" draw:auto-grow-height="false" fo:min-height="1.173cm" fo:min-width="4.679cm" loext:decorative="false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1.173cm" fo:min-width="4.955cm" loext:decorative="false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1.173cm" fo:min-width="2.347cm" loext:decorative="false"/>
    </style:style>
    <style:style style:name="gr24" style:family="graphic" style:parent-style-name="standard">
      <style:graphic-properties draw:fill="solid" draw:fill-color="#3333ff" draw:textarea-horizontal-align="justify" draw:textarea-vertical-align="middle" draw:auto-grow-height="false" fo:min-height="1.173cm" fo:min-width="1.921cm" loext:decorative="false"/>
    </style:style>
    <style:style style:name="gr25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cm" fo:min-width="4.41cm" loext:decorative="false"/>
    </style:style>
    <style:style style:name="gr2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cm" fo:min-width="4.41cm" loext:decorative="false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58cm" draw:shadow-offset-x="0.203cm" draw:shadow-offset-y="0.203cm" style:writing-mode="lr-tb" loext:decorative="false"/>
      <style:paragraph-properties style:writing-mode="lr-tb"/>
    </style:style>
    <style:style style:name="gr28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1.278cm" draw:shadow-offset-x="0.203cm" draw:shadow-offset-y="0.203cm" style:writing-mode="lr-tb" loext:decorative="false"/>
      <style:paragraph-properties style:writing-mode="lr-tb"/>
    </style:style>
    <style:style style:name="gr29" style:family="graphic" style:parent-style-name="standard">
      <style:graphic-properties draw:fill="solid" draw:fill-color="#3333ff" draw:textarea-horizontal-align="justify" draw:textarea-vertical-align="middle" draw:auto-grow-height="false" fo:min-height="0.62cm" fo:min-width="0cm" loext:decorative="false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 loext:decorative="false"/>
    </style:style>
    <style:style style:name="gr31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 loext:decorative="false"/>
    </style:style>
    <style:style style:name="gr32" style:family="graphic" style:parent-style-name="standard">
      <style:graphic-properties draw:fill="solid" draw:fill-color="#00ff00" draw:textarea-horizontal-align="justify" draw:textarea-vertical-align="middle" draw:auto-grow-height="false" fo:min-height="0.553cm" fo:min-width="0cm" loext:decorative="false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0.553cm" fo:min-width="0cm" loext:decorative="false"/>
    </style:style>
    <style:style style:name="gr34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 loext:decorative="false"/>
      <style:paragraph-properties style:writing-mode="lr-tb"/>
    </style:style>
    <style:style style:name="gr37" style:family="graphic" style:parent-style-name="standard">
      <style:graphic-properties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Triangle_20_unfilled" draw:marker-end-width="0.3cm" draw:fill="none" draw:textarea-vertical-align="middle" loext:decorative="false"/>
    </style:style>
    <style:style style:name="gr40" style:family="graphic" style:parent-style-name="standard">
      <style:graphic-properties draw:fill="solid" draw:fill-color="#9999ff" draw:textarea-horizontal-align="justify" draw:textarea-vertical-align="middle" draw:auto-grow-height="false" fo:min-height="0.62cm" fo:min-width="0cm" loext:decorative="false"/>
    </style:style>
    <style:style style:name="gr41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4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43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44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45" style:family="graphic" style:parent-style-name="objectwithoutfill">
      <style:graphic-properties draw:stroke="dash" draw:stroke-dash="Fine_20_Dashed" svg:stroke-color="#000000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 loext:decorative="false"/>
    </style:style>
    <style:style style:name="gr47" style:family="graphic" style:parent-style-name="standard" style:list-style-name="L1">
      <style:graphic-properties draw:fill="none" draw:fill-color="#ffcc99" draw:opacity="50%" draw:textarea-horizontal-align="justify" draw:textarea-vertical-align="middle" draw:auto-grow-height="false" fo:min-height="6.355cm" fo:min-width="5.851cm" draw:shadow-opacity="50%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="none" draw:fill-color="#ffcc99" draw:opacity="50%" draw:textarea-horizontal-align="justify" draw:textarea-vertical-align="middle" draw:auto-grow-height="false" fo:min-height="7.117cm" fo:min-width="6.434cm" draw:shadow-opacity="50%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 loext:decorative="false"/>
      <style:paragraph-properties style:writing-mode="lr-tb"/>
    </style:style>
    <style:style style:name="gr51" style:family="graphic" style:parent-style-name="objectwithoutfill">
      <style:graphic-properties svg:stroke-color="#000000" draw:marker-end="Triangle_20_unfilled" draw:marker-end-width="0.3cm" draw:fill="none" draw:textarea-vertical-align="middle" loext:decorative="false"/>
    </style:style>
    <style:style style:name="gr52" style:family="graphic" style:parent-style-name="standard">
      <style:graphic-properties draw:stroke="none" draw:fill="none" fo:min-height="0.636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.551cm" fo:min-width="0cm" loext:decorative="false"/>
    </style:style>
    <style:style style:name="gr55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0.637cm" fo:min-width="0.912cm" loext:decorative="false"/>
    </style:style>
    <style:style style:name="gr59" style:family="graphic" style:parent-style-name="standard">
      <style:graphic-properties draw:stroke="none" draw:fill="none" fo:min-height="3.811cm" loext:decorative="false"/>
      <style:paragraph-properties style:writing-mode="lr-tb"/>
    </style:style>
    <style:style style:name="gr60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438cm" fo:min-width="3.039cm" loext:decorative="false"/>
    </style:style>
    <style:style style:name="gr61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48cm" fo:min-width="3.162cm" style:writing-mode="lr-tb" loext:decorative="false"/>
      <style:paragraph-properties style:writing-mode="lr-tb"/>
    </style:style>
    <style:style style:name="gr62" style:family="graphic" style:parent-style-name="standard">
      <style:graphic-properties draw:fill="none" draw:fill-color="#729fcf" draw:textarea-horizontal-align="justify" draw:textarea-vertical-align="middle" draw:auto-grow-height="false" fo:min-height="0.706cm" fo:min-width="1.556cm" draw:shadow-offset-x="0.203cm" draw:shadow-offset-y="0.203cm" style:writing-mode="lr-tb" loext:decorative="false"/>
      <style:paragraph-properties style:writing-mode="lr-tb"/>
    </style:style>
    <style:style style:name="gr63" style:family="graphic" style:parent-style-name="standard">
      <style:graphic-properties draw:fill="none" draw:textarea-horizontal-align="justify" draw:textarea-vertical-align="top" draw:auto-grow-height="false" fo:min-height="0.562cm" fo:min-width="3.311cm" style:writing-mode="lr-tb" loext:decorative="false"/>
      <style:paragraph-properties style:writing-mode="lr-tb"/>
    </style:style>
    <style:style style:name="gr6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3333ff"/>
      <style:paragraph-properties fo:text-align="center"/>
    </style:style>
    <style:style style:name="P5" style:family="paragraph">
      <loext:graphic-properties draw:fill="none" draw:fill-color="#ffffff"/>
      <style:text-properties style:font-name="Consolas" fo:font-size="12.6999998092651pt" style:font-size-asian="18pt" style:font-size-complex="18pt"/>
    </style:style>
    <style:style style:name="P6" style:family="paragraph">
      <loext:graphic-properties draw:fill="none"/>
      <style:text-properties style:font-name="Consolas" fo:font-size="15pt" style:font-size-asian="15pt" style:font-size-complex="15pt"/>
    </style:style>
    <style:style style:name="P7" style:family="paragraph">
      <loext:graphic-properties draw:fill="none"/>
      <style:text-properties style:font-name="Consolas"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Consolas" fo:font-size="14pt" style:font-size-asian="18pt" style:font-size-complex="18pt"/>
    </style:style>
    <style:style style:name="P12" style:family="paragraph">
      <loext:graphic-properties draw:fill="non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3" style:family="paragraph">
      <loext:graphic-properties draw:fill="none" draw:fill-color="#aea79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4" style:family="paragraph">
      <loext:graphic-properties draw:fill="solid" draw:fill-color="#6666ff" draw:opacity="20%"/>
      <style:text-properties style:font-name="Consolas" fo:font-size="16.2999992370605pt"/>
    </style:style>
    <style:style style:name="P15" style:family="paragraph">
      <loext:graphic-properties draw:fill="none" draw:fill-color="#ffffff"/>
      <style:text-properties style:font-name="Consolas" fo:font-size="16.2999992370605pt"/>
    </style:style>
    <style:style style:name="P16" style:family="paragraph">
      <loext:graphic-properties draw:fill="solid" draw:fill-color="#ff3333" draw:opacity="20%"/>
      <style:text-properties style:font-name="Consolas" fo:font-size="16.2999992370605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19" style:family="paragraph">
      <style:paragraph-properties fo:text-align="end"/>
      <style:text-properties fo:font-size="18pt"/>
    </style:style>
    <style:style style:name="P20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style:paragraph-properties fo:text-align="center"/>
      <style:text-properties fo:font-size="16.2999992370605pt"/>
    </style:style>
    <style:style style:name="P23" style:family="paragraph">
      <loext:graphic-properties draw:fill="hatch" draw:fill-color="#0000ff" draw:fill-hatch-name="Black_20_90_20_Degrees"/>
      <style:paragraph-properties fo:text-align="center" style:writing-mode="lr-tb"/>
      <style:text-properties fo:font-size="16.2999992370605pt"/>
    </style:style>
    <style:style style:name="P24" style:family="paragraph">
      <loext:graphic-properties draw:fill-color="#ccffcc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style:font-name="Consolas" fo:font-size="12.6999998092651pt" style:font-size-asian="18pt" style:font-size-complex="18pt"/>
    </style:style>
    <style:style style:name="P27" style:family="paragraph">
      <loext:graphic-properties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8" style:family="paragraph">
      <loext:graphic-properties draw:fill="none" draw:fill-color="#ffffff"/>
      <style:text-properties style:font-name="Consolas" fo:font-size="18p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31" style:family="paragraph">
      <loext:graphic-properties draw:fill="solid" draw:fill-color="#9999ff"/>
      <style:paragraph-properties fo:text-align="center"/>
    </style:style>
    <style:style style:name="P32" style:family="paragraph">
      <loext:graphic-properties draw:fill="solid" draw:fill-color="#729fc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33" style:family="paragraph">
      <loext:graphic-properties draw:fill="solid" draw:fill-color="#ff950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34" style:family="paragraph">
      <loext:graphic-properties draw:fill="solid" draw:fill-color="#9933f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3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6" style:family="paragraph">
      <loext:graphic-properties draw:fill="none" draw:fill-color="#ffcc99" draw:opacity="50%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7" style:family="paragraph">
      <loext:graphic-properties draw:fill="none" draw:fill-color="#ffffff"/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style:font-name="Consolas" fo:font-size="18pt" style:font-size-asian="18pt" style:font-size-complex="18pt"/>
    </style:style>
    <style:style style:name="P40" style:family="paragraph">
      <loext:graphic-properties draw:fill="none"/>
      <style:text-properties style:font-name="Consolas"/>
    </style:style>
    <style:style style:name="P41" style:family="paragraph">
      <style:paragraph-properties fo:text-align="center"/>
      <style:text-properties style:font-name="Consolas"/>
    </style:style>
    <style:style style:name="P42" style:family="paragraph">
      <loext:graphic-properties draw:fill="none"/>
      <style:paragraph-properties fo:text-align="center" style:writing-mode="lr-tb"/>
      <style:text-properties style:font-name="Consolas"/>
    </style:style>
    <style:style style:name="P43" style:family="paragraph">
      <loext:graphic-properties draw:fill-color="#ffffff"/>
    </style:style>
    <style:style style:name="T1" style:family="text">
      <style:text-properties style:font-name="Consolas" fo:font-size="14pt" style:font-size-asian="18pt" style:font-size-complex="18pt"/>
    </style:style>
    <style:style style:name="T2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" fo:font-size="15pt" style:font-size-asian="15pt" style:font-size-complex="15pt"/>
    </style:style>
    <style:style style:name="T4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Consolas" fo:font-size="16.299999237060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16.2999992370605pt"/>
    </style:style>
    <style:style style:name="T9" style:family="text">
      <style:text-properties style:font-name="Consolas" fo:font-size="18pt"/>
    </style:style>
    <style:style style:name="T10" style:family="text"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Consolas" fo:font-size="18pt" fo:font-style="italic" style:font-style-asian="italic" style:font-style-complex="italic"/>
    </style:style>
    <style:style style:name="T12" style:family="text">
      <style:text-properties style:font-name="Consolas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Consolas" fo:font-size="18pt" style:font-size-asian="18pt" style:font-size-complex="18pt"/>
    </style:style>
    <style:style style:name="T14" style:family="text">
      <style:text-properties fo:color="#666666" loext:opacity="100%" style:font-name="Consolas"/>
    </style:style>
    <style:style style:name="T15" style:family="text">
      <style:text-properties style:font-name="Consolas" fo:background-color="#9999ff"/>
    </style:style>
    <style:style style:name="T16" style:family="text">
      <style:text-properties style:font-name="Consolas" fo:background-color="#ff9999"/>
    </style:style>
    <style:style style:name="T17" style:family="text">
      <style:text-properties style:font-name="Consolas" fo:background-color="#99ff66"/>
    </style:style>
    <style:style style:name="T18" style:family="text">
      <style:text-properties style:font-name="Consolas" fo:background-color="#ffff66"/>
    </style:style>
    <style:style style:name="T19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814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1.418cm" svg:height="0.759cm" svg:x="6.163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3" draw:layer="layout" svg:width="1.418cm" svg:height="0.759cm" svg:x="7.58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draw:layer="layout" svg:width="1.257cm" svg:height="0.759cm" svg:x="3.557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5" xml:id="id6" draw:id="id6" draw:layer="layout" svg:width="1.319cm" svg:height="0.871cm" svg:x="5.469cm" svg:y="5.024cm">
          <draw:text-box>
            <text:p><text:span text:style-name="T1">orf</text:span></text:p>
          </draw:text-box>
        </draw:frame>
        <draw:frame draw:style-name="gr6" draw:text-style-name="P6" draw:layer="layout" svg:width="1.722cm" svg:height="0.848cm" svg:x="3.256cm" svg:y="8.37cm">
          <draw:text-box>
            <text:p><text:span text:style-name="T2">Zra</text:span><text:span text:style-name="T3">I</text:span></text:p>
          </draw:text-box>
        </draw:frame>
        <draw:frame draw:style-name="gr7" draw:text-style-name="P7" draw:layer="layout" svg:width="2.339cm" svg:height="1.073cm" svg:x="7.264cm" svg:y="8.37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374cm" svg:y="8.37cm">
          <draw:text-box>
            <text:p><text:span text:style-name="T2">Aji</text:span><text:span text:style-name="T3">I</text:span></text:p>
          </draw:text-box>
        </draw:frame>
        <draw:custom-shape draw:style-name="gr9" draw:text-style-name="P8" xml:id="id1" draw:id="id1" draw:layer="layout" svg:width="1.257cm" svg:height="0.3cm" svg:x="2.3cm" svg:y="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xml:id="id3" draw:id="id3" draw:layer="layout" svg:width="1.257cm" svg:height="0.3cm" svg:x="8.998cm" svg:y="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1" draw:text-style-name="P10" draw:layer="layout" draw:type="curve" svg:x1="2.3cm" svg:y1="7.676cm" svg:x2="3.298cm" svg:y2="10.075cm" draw:start-shape="id1" draw:start-glue-point="3" draw:end-shape="id2" draw:end-glue-point="3" svg:d="M2300 7676c-753 0-1252 2399 998 2399" svg:viewBox="0 0 1634 2400">
          <text:p/>
        </draw:connector>
        <draw:connector draw:style-name="gr11" draw:text-style-name="P10" draw:layer="layout" draw:type="curve" svg:x1="10.255cm" svg:y1="7.676cm" svg:x2="8.245cm" svg:y2="10.075cm" draw:start-shape="id3" draw:start-glue-point="1" draw:end-shape="id2" draw:end-glue-point="1" svg:d="M10255 7676c751 0 1756 2399-2010 2399" svg:viewBox="0 0 2722 2400">
          <text:p/>
        </draw:connector>
        <draw:line draw:style-name="gr12" draw:text-style-name="P10" draw:layer="layout" svg:x1="4.108cm" svg:y1="8.524cm" svg:x2="4.616cm" svg:y2="8.016cm">
          <text:p/>
        </draw:line>
        <draw:line draw:style-name="gr12" draw:text-style-name="P10" draw:layer="layout" svg:x1="6.14cm" svg:y1="8.37cm" svg:x2="6.14cm" svg:y2="8.016cm">
          <text:p/>
        </draw:line>
        <draw:line draw:style-name="gr12" draw:text-style-name="P10" draw:layer="layout" svg:x1="8.172cm" svg:y1="8.524cm" svg:x2="7.664cm" svg:y2="8.016cm">
          <text:p/>
        </draw:line>
        <draw:custom-shape draw:style-name="gr13" draw:text-style-name="P12" xml:id="id5" draw:id="id5" draw:layer="layout" svg:width="2.794cm" svg:height="1.017cm" svg:x="1.056cm" svg:y="4.879cm">
          <text:p text:style-name="P11"><text:span text:style-name="T1">promot</text:span><text:span text:style-name="T1">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4" draw:text-style-name="P13" xml:id="id7" draw:id="id7" draw:layer="layout" svg:width="3.302cm" svg:height="1.017cm" svg:x="7.914cm" svg:y="4.879cm">
          <text:p text:style-name="P11"><text:span text:style-name="T1">term</text:span><text:span text:style-name="T1">inat</text:span><text:span text:style-name="T1">or</text:span></text:p>
          <draw:enhanced-geometry svg:viewBox="0 0 21600 21600" draw:text-areas="0 0 21600 21600" draw:type="chevron" draw:modifiers="20259.4005449591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5" draw:text-style-name="P14" xml:id="id4" draw:id="id4" draw:layer="layout" svg:width="7.487cm" svg:height="0.899cm" svg:x="3.297cm" svg:y="10.625cm">
          <draw:text-box>
            <text:p><text:span text:style-name="T5">pYPK0(pUC,amp,URA3,2µ)</text:span></text:p>
          </draw:text-box>
        </draw:frame>
        <draw:frame draw:style-name="gr16" draw:text-style-name="P15" xml:id="id2" draw:id="id2" draw:layer="layout" svg:width="4.947cm" svg:height="0.899cm" svg:x="3.298cm" svg:y="9.626cm">
          <draw:text-box>
            <text:p><text:span text:style-name="T5">pYPKa(p</text:span><text:span text:style-name="T5">UC,amp)</text:span></text:p>
          </draw:text-box>
        </draw:frame>
        <draw:connector draw:style-name="gr17" draw:text-style-name="P10" draw:layer="layout" draw:type="curve" draw:line-skew="-0.496cm" svg:x1="2.3cm" svg:y1="7.676cm" svg:x2="3.297cm" svg:y2="11.074cm" draw:start-shape="id1" draw:start-glue-point="3" draw:end-shape="id4" draw:end-glue-point="3" svg:d="M2300 7676c-1497 0-1995 3398 997 3398" svg:viewBox="0 0 2188 3399">
          <text:p/>
        </draw:connector>
        <draw:connector draw:style-name="gr17" draw:text-style-name="P10" draw:layer="layout" draw:type="curve" draw:line-skew="0.385cm" svg:x1="10.255cm" svg:y1="7.676cm" svg:x2="10.784cm" svg:y2="11.074cm" draw:start-shape="id3" draw:start-glue-point="1" draw:end-shape="id4" draw:end-glue-point="1" svg:d="M10255 7676c2122 0 1858 3398 529 3398" svg:viewBox="0 0 1562 3399">
          <text:p/>
        </draw:connector>
        <draw:connector draw:style-name="gr18" draw:text-style-name="P10" draw:layer="layout" draw:type="line" svg:x1="2.453cm" svg:y1="5.896cm" svg:x2="4.712cm" svg:y2="6.722cm" draw:start-shape="id5" draw:start-glue-point="2" svg:d="M2453 5896l2259 826" svg:viewBox="0 0 2260 827">
          <text:p/>
        </draw:connector>
        <draw:connector draw:style-name="gr18" draw:text-style-name="P10" draw:layer="layout" draw:type="line" svg:x1="6.128cm" svg:y1="5.895cm" svg:x2="6.114cm" svg:y2="6.709cm" draw:start-shape="id6" draw:start-glue-point="2" svg:d="M6128 5895l-14 814" svg:viewBox="0 0 15 815">
          <text:p/>
        </draw:connector>
        <draw:connector draw:style-name="gr18" draw:text-style-name="P10" draw:layer="layout" draw:type="line" svg:x1="9.565cm" svg:y1="5.896cm" svg:x2="7.622cm" svg:y2="6.828cm" draw:start-shape="id7" draw:start-glue-point="2" svg:d="M9565 5896l-1943 932" svg:viewBox="0 0 1944 933">
          <text:p/>
        </draw:connector>
        <draw:custom-shape draw:style-name="gr9" draw:text-style-name="P8" xml:id="id8" draw:id="id8" draw:layer="layout" svg:width="1.257cm" svg:height="0.3cm" svg:x="12.269cm" svg:y="49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xml:id="id10" draw:id="id10" draw:layer="layout" svg:width="1.257cm" svg:height="0.3cm" svg:x="37.191cm" svg:y="52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9" draw:text-style-name="P16" xml:id="id9" draw:id="id9" draw:layer="layout" svg:width="7.805cm" svg:height="0.899cm" svg:x="13.167cm" svg:y="52.771cm">
          <draw:text-box>
            <text:p><text:span text:style-name="T6">pYPKpw(</text:span><text:span text:style-name="T5">pUC,amp,URA3,2µ)</text:span></text:p>
          </draw:text-box>
        </draw:frame>
        <draw:connector draw:style-name="gr20" draw:text-style-name="P10" draw:layer="layout" draw:type="curve" draw:line-skew="-0.496cm" svg:x1="12.269cm" svg:y1="49.487cm" svg:x2="13.167cm" svg:y2="53.22cm" draw:start-shape="id8" draw:start-glue-point="3" draw:end-shape="id9" draw:end-glue-point="3" svg:d="M12269 49487c-1497 0-1946 3733 898 3733" svg:viewBox="0 0 2082 3734">
          <text:p/>
        </draw:connector>
        <draw:connector draw:style-name="gr20" draw:text-style-name="P10" draw:layer="layout" draw:type="curve" draw:line-skew="0cm 0cm -0.678cm" svg:x1="38.448cm" svg:y1="52.583cm" svg:x2="20.972cm" svg:y2="53.22cm" draw:start-shape="id10" draw:start-glue-point="1" draw:end-shape="id9" draw:end-glue-point="1" svg:d="M38448 52583c251 0 501 163 501 326s-2637 326-5273 326c-2637 0-5273-4-5273-8 0-3-3716-7-7431-7" svg:viewBox="0 0 17978 653">
          <text:p/>
        </draw:connector>
        <draw:custom-shape draw:style-name="gr21" draw:text-style-name="P1" draw:layer="layout" svg:width="5.331cm" svg:height="1.575cm" svg:x="13.901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2" draw:layer="layout" svg:width="5.607cm" svg:height="1.575cm" svg:x="19.235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3" draw:layer="layout" svg:width="2.999cm" svg:height="1.575cm" svg:x="24.839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4" draw:layer="layout" svg:width="2.573cm" svg:height="1.575cm" svg:x="11.328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8" draw:layer="layout" svg:width="4.97cm" svg:height="0.62cm" svg:x="6.3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9" draw:layer="layout" svg:width="4.97cm" svg:height="0.62cm" svg:x="27.94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18" draw:layer="layout" svg:width="1.778cm" svg:height="1.017cm" svg:x="6.274cm" svg:y="19.573cm">
          <text:p text:style-name="P17"><text:span text:style-name="T7">57</text:span><text:span text:style-name="T7">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8" draw:text-style-name="P20" draw:layer="layout" svg:width="1.778cm" svg:height="1.017cm" svg:x="31.18cm" svg:y="28.355cm">
          <text:p text:style-name="P19"><text:span text:style-name="T7">57</text:span><text:span text:style-name="T7">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7" draw:text-style-name="P18" draw:layer="layout" svg:width="1.778cm" svg:height="1.017cm" svg:x="12.375cm" svg:y="21.174cm">
          <text:p text:style-name="P17"><text:span text:style-name="T7">775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8" draw:text-style-name="P20" draw:layer="layout" svg:width="1.778cm" svg:height="1.017cm" svg:x="24.671cm" svg:y="26.877cm">
          <text:p text:style-name="P19"><text:span text:style-name="T7">7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7" draw:text-style-name="P18" draw:layer="layout" svg:width="1.778cm" svg:height="1.017cm" svg:x="12.042cm" svg:y="19.775cm">
          <text:p text:style-name="P17"><text:span text:style-name="T7">511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8" draw:text-style-name="P20" draw:layer="layout" svg:width="1.778cm" svg:height="1.017cm" svg:x="24.97cm" svg:y="28.078cm">
          <text:p text:style-name="P19"><text:span text:style-name="T7">512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7" draw:text-style-name="P18" draw:layer="layout" svg:width="1.778cm" svg:height="1.017cm" svg:x="13.9cm" svg:y="21.975cm">
          <text:p text:style-name="P17"><text:span text:style-name="T7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8" draw:text-style-name="P20" draw:layer="layout" svg:width="1.778cm" svg:height="1.017cm" svg:x="23.044cm" svg:y="25.931cm">
          <text:p text:style-name="P19"><text:span text:style-name="T7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7" draw:text-style-name="P18" draw:layer="layout" svg:width="1.778cm" svg:height="1.017cm" svg:x="19.232cm" svg:y="22.179cm">
          <text:p text:style-name="P17"><text:span text:style-name="T7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8" draw:text-style-name="P20" draw:layer="layout" svg:width="1.778cm" svg:height="1.017cm" svg:x="17.424cm" svg:y="25.423cm">
          <text:p text:style-name="P19"><text:span text:style-name="T7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9" draw:text-style-name="P4" draw:layer="layout" svg:width="0.531cm" svg:height="0.92cm" svg:x="26.275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21" draw:layer="layout" svg:width="0.531cm" svg:height="0.92cm" svg:x="29.966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21" draw:layer="layout" svg:width="0.531cm" svg:height="0.92cm" svg:x="29.995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" draw:text-style-name="P2" draw:layer="layout" svg:width="0.531cm" svg:height="0.92cm" svg:x="32.68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2" draw:layer="layout" svg:width="0.531cm" svg:height="0.853cm" svg:x="32.676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3" draw:layer="layout" svg:width="0.531cm" svg:height="0.853cm" svg:x="36.401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draw:layer="layout" svg:width="1.257cm" svg:height="0.3cm" svg:x="25.018cm" svg:y="8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" draw:text-style-name="P23" draw:layer="layout" svg:width="1.257cm" svg:height="0.3cm" svg:x="36.909cm" svg:y="12.152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" draw:text-style-name="P24" draw:layer="layout" svg:width="3.048cm" svg:height="0.912cm" svg:x="26.844cm" svg:y="8.103cm">
          <text:p text:style-name="P11"><text:span text:style-name="T1">pro</text:span><text:span text:style-name="T1">mot</text:span><text:span text:style-name="T1">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6" draw:text-style-name="P26" draw:layer="layout" svg:width="1.935cm" svg:height="0.871cm" svg:x="30.636cm" svg:y="9.944cm">
          <draw:text-box>
            <text:p text:style-name="P25"><text:span text:style-name="T1">orf</text:span></text:p>
          </draw:text-box>
        </draw:frame>
        <draw:custom-shape draw:style-name="gr37" draw:text-style-name="P27" draw:layer="layout" svg:width="3.194cm" svg:height="0.853cm" svg:x="33.207cm" svg:y="11.599cm">
          <text:p text:style-name="P11"><text:span text:style-name="T1">ter</text:span><text:span text:style-name="T1">min</text:span><text:span text:style-name="T1">ato</text:span><text:span text:style-name="T1">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9" draw:text-style-name="P8" xml:id="id11" draw:id="id11" draw:layer="layout" svg:width="1.257cm" svg:height="0.3cm" svg:x="25.066cm" svg:y="9.4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9" xml:id="id13" draw:id="id13" draw:layer="layout" svg:width="1.257cm" svg:height="0.3cm" svg:x="36.85cm" svg:y="12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9" draw:text-style-name="P16" xml:id="id12" draw:id="id12" draw:layer="layout" svg:width="7.805cm" svg:height="0.899cm" svg:x="26.405cm" svg:y="13.467cm">
          <draw:text-box>
            <text:p><text:span text:style-name="T5">pYPKpw(pUC,amp,URA3,2µ)</text:span></text:p>
          </draw:text-box>
        </draw:frame>
        <draw:connector draw:style-name="gr20" draw:text-style-name="P10" draw:layer="layout" draw:type="curve" draw:line-skew="-0.496cm" svg:x1="25.066cm" svg:y1="9.631cm" svg:x2="26.405cm" svg:y2="13.916cm" draw:start-shape="id11" draw:start-glue-point="3" draw:end-shape="id12" draw:end-glue-point="3" svg:d="M25066 9631c-1497 0-2166 4285 1339 4285" svg:viewBox="0 0 2555 4286">
          <text:p/>
        </draw:connector>
        <draw:connector draw:style-name="gr20" draw:text-style-name="P10" draw:layer="layout" draw:type="curve" draw:line-skew="-0.171cm" svg:x1="38.107cm" svg:y1="13.109cm" svg:x2="34.21cm" svg:y2="13.916cm" draw:start-shape="id13" draw:start-glue-point="1" draw:end-shape="id12" draw:end-glue-point="1" svg:d="M38107 13109c495 0 2443 807-3897 807" svg:viewBox="0 0 4569 808">
          <text:p/>
        </draw:connector>
        <draw:frame draw:style-name="gr38" draw:text-style-name="P28" xml:id="id14" draw:id="id14" draw:layer="layout" svg:width="3.048cm" svg:height="0.886cm" svg:x="25.828cm" svg:y="7.087cm">
          <draw:text-box>
            <text:p><text:span text:style-name="T9">577-567</text:span></text:p>
          </draw:text-box>
        </draw:frame>
        <draw:connector draw:style-name="gr39" draw:text-style-name="P10" draw:layer="layout" draw:type="line" svg:x1="25.828cm" svg:y1="7.53cm" svg:x2="25.064cm" svg:y2="7.537cm" draw:start-shape="id14" draw:start-glue-point="3" svg:d="M25828 7530l-764 7" svg:viewBox="0 0 765 8">
          <text:p/>
        </draw:connector>
        <draw:connector draw:style-name="gr39" draw:text-style-name="P10" draw:layer="layout" draw:type="line" svg:x1="28.876cm" svg:y1="7.53cm" svg:x2="30.483cm" svg:y2="7.531cm" draw:start-shape="id14" svg:d="M28876 7530l1607 1" svg:viewBox="0 0 1608 2">
          <text:p/>
        </draw:connector>
        <draw:frame draw:style-name="gr38" draw:text-style-name="P30" draw:layer="layout" svg:width="3.019cm" svg:height="0.886cm" svg:x="30.129cm" svg:y="9.087cm">
          <draw:text-box>
            <text:p text:style-name="P29"><text:span text:style-name="T9">468-467</text:span></text:p>
          </draw:text-box>
        </draw:frame>
        <draw:connector draw:style-name="gr39" draw:text-style-name="P10" draw:layer="layout" draw:type="line" svg:x1="25.83cm" svg:y1="7.532cm" svg:x2="25.065cm" svg:y2="7.537cm" svg:d="M25830 7532l-765 5" svg:viewBox="0 0 766 6">
          <text:p/>
        </draw:connector>
        <draw:connector draw:style-name="gr39" draw:text-style-name="P10" draw:layer="layout" draw:type="line" svg:x1="28.878cm" svg:y1="7.532cm" svg:x2="30.484cm" svg:y2="7.531cm" svg:d="M28878 7532l1606-1" svg:viewBox="0 0 1607 2">
          <text:p/>
        </draw:connector>
        <draw:frame draw:style-name="gr38" draw:text-style-name="P28" xml:id="id15" draw:id="id15" draw:layer="layout" svg:width="3.048cm" svg:height="0.886cm" svg:x="33.428cm" svg:y="10.687cm">
          <draw:text-box>
            <text:p><text:span text:style-name="T9">568-578</text:span></text:p>
          </draw:text-box>
        </draw:frame>
        <draw:connector draw:style-name="gr39" draw:text-style-name="P10" draw:layer="layout" draw:type="line" svg:x1="33.428cm" svg:y1="11.13cm" svg:x2="32.664cm" svg:y2="11.137cm" draw:start-shape="id15" draw:start-glue-point="3" svg:d="M33428 11130l-764 7" svg:viewBox="0 0 765 8">
          <text:p/>
        </draw:connector>
        <draw:connector draw:style-name="gr39" draw:text-style-name="P10" draw:layer="layout" draw:type="line" svg:x1="33.43cm" svg:y1="11.132cm" svg:x2="32.665cm" svg:y2="11.137cm" svg:d="M33430 11132l-765 5" svg:viewBox="0 0 766 6">
          <text:p/>
        </draw:connector>
        <draw:connector draw:style-name="gr39" draw:text-style-name="P10" draw:layer="layout" draw:type="line" svg:x1="36.478cm" svg:y1="11.132cm" svg:x2="38.152cm" svg:y2="11.156cm" svg:d="M36478 11132l1674 24" svg:viewBox="0 0 1675 25">
          <text:p/>
        </draw:connector>
        <draw:custom-shape draw:style-name="gr40" draw:text-style-name="P31" draw:layer="layout" svg:width="0.531cm" svg:height="0.92cm" svg:x="13.508cm" svg:y="47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21" draw:layer="layout" svg:width="0.531cm" svg:height="0.92cm" svg:x="17.199cm" svg:y="47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2" draw:layer="layout" svg:width="0.531cm" svg:height="0.853cm" svg:x="19.909cm" svg:y="47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3" draw:layer="layout" svg:width="0.531cm" svg:height="0.853cm" svg:x="23.634cm" svg:y="47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draw:layer="layout" svg:width="1.257cm" svg:height="0.3cm" svg:x="12.251cm" svg:y="48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" draw:text-style-name="P24" draw:layer="layout" svg:width="3.048cm" svg:height="0.912cm" svg:x="14.077cm" svg:y="47.663cm">
          <text:p text:style-name="P11"><text:span text:style-name="T1">promot</text:span><text:span text:style-name="T1">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6" draw:text-style-name="P26" draw:layer="layout" svg:width="1.935cm" svg:height="0.871cm" svg:x="17.869cm" svg:y="47.704cm">
          <draw:text-box>
            <text:p text:style-name="P25"><text:span text:style-name="T1">orf1</text:span></text:p>
          </draw:text-box>
        </draw:frame>
        <draw:custom-shape draw:style-name="gr37" draw:text-style-name="P27" draw:layer="layout" svg:width="3.194cm" svg:height="0.853cm" svg:x="20.44cm" svg:y="47.723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8" draw:text-style-name="P28" xml:id="id16" draw:id="id16" draw:layer="layout" svg:width="3.048cm" svg:height="0.886cm" svg:x="12.948cm" svg:y="46.711cm">
          <draw:text-box>
            <text:p><text:span text:style-name="T9">577-512</text:span></text:p>
          </draw:text-box>
        </draw:frame>
        <draw:connector draw:style-name="gr39" draw:text-style-name="P10" draw:layer="layout" draw:type="line" svg:x1="12.948cm" svg:y1="47.154cm" svg:x2="12.184cm" svg:y2="47.161cm" draw:start-shape="id16" draw:start-glue-point="3" svg:d="M12948 47154l-764 7" svg:viewBox="0 0 765 8">
          <text:p/>
        </draw:connector>
        <draw:connector draw:style-name="gr39" draw:text-style-name="P10" draw:layer="layout" draw:type="line" svg:x1="12.95cm" svg:y1="47.156cm" svg:x2="12.185cm" svg:y2="47.161cm" svg:d="M12950 47156l-765 5" svg:viewBox="0 0 766 6">
          <text:p/>
        </draw:connector>
        <draw:connector draw:style-name="gr39" draw:text-style-name="P10" draw:layer="layout" draw:type="line" svg:x1="15.998cm" svg:y1="47.156cm" svg:x2="24.178cm" svg:y2="47.19cm" svg:d="M15998 47156l8180 34" svg:viewBox="0 0 8181 35">
          <text:p/>
        </draw:connector>
        <draw:custom-shape draw:style-name="gr40" draw:text-style-name="P31" draw:layer="layout" svg:width="0.531cm" svg:height="0.92cm" svg:x="20.112cm" svg:y="49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21" draw:layer="layout" svg:width="0.531cm" svg:height="0.92cm" svg:x="23.803cm" svg:y="49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2" draw:layer="layout" svg:width="0.531cm" svg:height="0.853cm" svg:x="26.513cm" svg:y="49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3" draw:layer="layout" svg:width="0.531cm" svg:height="0.853cm" svg:x="30.238cm" svg:y="49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" draw:text-style-name="P32" draw:layer="layout" svg:width="3.048cm" svg:height="0.912cm" svg:x="20.681cm" svg:y="49.441cm">
          <text:p text:style-name="P11"><text:span text:style-name="T1">pro</text:span><text:span text:style-name="T1">mot</text:span><text:span text:style-name="T1">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6" draw:text-style-name="P26" draw:layer="layout" svg:width="1.935cm" svg:height="0.871cm" svg:x="24.473cm" svg:y="49.482cm">
          <draw:text-box>
            <text:p text:style-name="P25"><text:span text:style-name="T1">orf2</text:span></text:p>
          </draw:text-box>
        </draw:frame>
        <draw:custom-shape draw:style-name="gr42" draw:text-style-name="P33" draw:layer="layout" svg:width="3.194cm" svg:height="0.853cm" svg:x="27.044cm" svg:y="49.501cm">
          <text:p text:style-name="P11"><text:span text:style-name="T1">ter</text:span><text:span text:style-name="T1">min</text:span><text:span text:style-name="T1">ato</text:span><text:span text:style-name="T1">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0" draw:text-style-name="P31" draw:layer="layout" svg:width="0.531cm" svg:height="0.92cm" svg:x="26.462cm" svg:y="51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21" draw:layer="layout" svg:width="0.531cm" svg:height="0.92cm" svg:x="30.153cm" svg:y="51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2" draw:layer="layout" svg:width="0.531cm" svg:height="0.853cm" svg:x="32.863cm" svg:y="51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3" draw:layer="layout" svg:width="0.531cm" svg:height="0.853cm" svg:x="36.588cm" svg:y="51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" draw:text-style-name="P23" draw:layer="layout" svg:width="1.257cm" svg:height="0.3cm" svg:x="37.096cm" svg:y="51.728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" draw:text-style-name="P33" draw:layer="layout" svg:width="3.048cm" svg:height="0.912cm" svg:x="27.031cm" svg:y="51.115cm">
          <text:p text:style-name="P11"><text:span text:style-name="T1">pro</text:span><text:span text:style-name="T1">mot</text:span><text:span text:style-name="T1">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6" draw:text-style-name="P26" draw:layer="layout" svg:width="1.935cm" svg:height="0.871cm" svg:x="30.823cm" svg:y="51.156cm">
          <draw:text-box>
            <text:p text:style-name="P25"><text:span text:style-name="T1">orf3</text:span></text:p>
          </draw:text-box>
        </draw:frame>
        <draw:custom-shape draw:style-name="gr44" draw:text-style-name="P34" draw:layer="layout" svg:width="3.194cm" svg:height="0.853cm" svg:x="33.394cm" svg:y="51.175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8" draw:text-style-name="P28" xml:id="id17" draw:id="id17" draw:layer="layout" svg:width="3.048cm" svg:height="0.886cm" svg:x="34.629cm" svg:y="50.305cm">
          <draw:text-box>
            <text:p><text:span text:style-name="T9">511-578</text:span></text:p>
          </draw:text-box>
        </draw:frame>
        <draw:connector draw:style-name="gr39" draw:text-style-name="P10" draw:layer="layout" draw:type="line" svg:x1="34.629cm" svg:y1="50.748cm" svg:x2="26.484cm" svg:y2="50.761cm" draw:start-shape="id17" draw:start-glue-point="3" svg:d="M34629 50748l-8145 13" svg:viewBox="0 0 8146 14">
          <text:p/>
        </draw:connector>
        <draw:connector draw:style-name="gr39" draw:text-style-name="P10" draw:layer="layout" draw:type="line" svg:x1="37.677cm" svg:y1="50.748cm" svg:x2="38.478cm" svg:y2="50.79cm" draw:start-shape="id17" draw:start-glue-point="1" svg:d="M37677 50748l801 42" svg:viewBox="0 0 802 43">
          <text:p/>
        </draw:connector>
        <draw:frame draw:style-name="gr38" draw:text-style-name="P28" xml:id="id18" draw:id="id18" draw:layer="layout" svg:width="3.048cm" svg:height="0.886cm" svg:x="26.329cm" svg:y="48.505cm">
          <draw:text-box>
            <text:p><text:span text:style-name="T9">511-512</text:span></text:p>
          </draw:text-box>
        </draw:frame>
        <draw:connector draw:style-name="gr39" draw:text-style-name="P10" draw:layer="layout" draw:type="line" svg:x1="26.329cm" svg:y1="48.948cm" svg:x2="20.184cm" svg:y2="48.961cm" draw:start-shape="id18" draw:start-glue-point="3" svg:d="M26329 48948l-6145 13" svg:viewBox="0 0 6146 14">
          <text:p/>
        </draw:connector>
        <draw:connector draw:style-name="gr39" draw:text-style-name="P10" draw:layer="layout" draw:type="line" svg:x1="29.377cm" svg:y1="48.948cm" svg:x2="30.562cm" svg:y2="49.036cm" draw:start-shape="id18" draw:start-glue-point="1" svg:d="M29377 48948l1185 88" svg:viewBox="0 0 1186 89">
          <text:p/>
        </draw:connector>
        <draw:line draw:style-name="gr45" draw:text-style-name="P10" draw:layer="layout" svg:x1="13.9cm" svg:y1="19.776cm" svg:x2="13.9cm" svg:y2="24.214cm">
          <text:p/>
        </draw:line>
        <draw:line draw:style-name="gr45" draw:text-style-name="P10" draw:layer="layout" svg:x1="19.267cm" svg:y1="19.896cm" svg:x2="19.267cm" svg:y2="24.468cm">
          <text:p/>
        </draw:line>
        <draw:frame draw:style-name="gr38" draw:text-style-name="P28" draw:layer="layout" svg:width="2.463cm" svg:height="0.886cm" svg:x="13.514cm" svg:y="18.738cm">
          <draw:text-box>
            <text:p><text:span text:style-name="T9">ZraI</text:span></text:p>
          </draw:text-box>
        </draw:frame>
        <draw:frame draw:style-name="gr38" draw:text-style-name="P28" draw:layer="layout" svg:width="1.909cm" svg:height="0.886cm" svg:x="18.894cm" svg:y="18.738cm">
          <draw:text-box>
            <text:p><text:span text:style-name="T9">AjiI</text:span></text:p>
          </draw:text-box>
        </draw:frame>
        <draw:frame draw:style-name="gr38" draw:text-style-name="P28" draw:layer="layout" svg:width="2.717cm" svg:height="0.886cm" svg:x="24.436cm" svg:y="18.738cm">
          <draw:text-box>
            <text:p><text:span text:style-name="T9">EcoRI</text:span></text:p>
          </draw:text-box>
        </draw:frame>
        <draw:line draw:style-name="gr45" draw:text-style-name="P10" draw:layer="layout" svg:x1="24.79cm" svg:y1="19.896cm" svg:x2="24.82cm" svg:y2="28.786cm">
          <text:p/>
        </draw:line>
        <draw:frame draw:style-name="gr46" draw:text-style-name="P28" draw:layer="layout" svg:width="4.826cm" svg:height="2.791cm" svg:x="-13.74cm" svg:y="2.389cm">
          <draw:text-box>
            <text:p/>
          </draw:text-box>
        </draw:frame>
        <draw:custom-shape draw:style-name="gr47" draw:text-style-name="P36" draw:layer="layout" svg:width="6.35cm" svg:height="6.604cm" svg:x="14.453cm" svg:y="7.849cm">
          <text:p text:style-name="P35"><text:span text:style-name="T9">Single </text:span><text:span text:style-name="T9">gene </text:span></text:p>
          <text:p text:style-name="P35"><text:span text:style-name="T9">express</text:span><text:span text:style-name="T9">ion</text:span></text:p>
          <text:p text:style-name="P35"><text:span text:style-name="T9">Cassett</text:span><text:span text:style-name="T9">e</text:span></text:p>
          <text:p text:style-name="P35"><text:span text:style-name="T9"/></text:p>
          <text:p text:style-name="P35"><text:span text:style-name="T9">or</text:span></text:p>
          <text:p text:style-name="P35"><text:span text:style-name="T9"/></text:p>
          <text:p text:style-name="P35"><text:span text:style-name="T9">Transcr</text:span><text:span text:style-name="T9">iptiona</text:span><text:span text:style-name="T9">l </text:span></text:p>
          <text:p text:style-name="P35"><text:span text:style-name="T9">Unit </text:span><text:span text:style-name="T9">(TU)</text:span></text:p>
          <text:p text:style-name="P35"><text:span text:style-name="T9"/></text:p>
          <draw:enhanced-geometry svg:viewBox="0 0 21600 21600" draw:mirror-horizontal="false" draw:mirror-vertical="false" draw:text-areas="0 0 21600 21600" draw:type="pentagon-right" draw:modifiers="17675.2007557865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48" draw:text-style-name="P36" draw:layer="layout" svg:width="6.933cm" svg:height="7.367cm" svg:x="2.769cm" svg:y="48.149cm">
          <text:p text:style-name="P35"><text:span text:style-name="T9">Mu</text:span><text:span text:style-name="T9">lt</text:span><text:span text:style-name="T9">ip</text:span><text:span text:style-name="T9">le </text:span></text:p>
          <text:p text:style-name="P35"><text:span text:style-name="T9">ge</text:span><text:span text:style-name="T9">ne </text:span></text:p>
          <text:p text:style-name="P35"><text:span text:style-name="T9">ex</text:span><text:span text:style-name="T9">pr</text:span><text:span text:style-name="T9">es</text:span><text:span text:style-name="T9">si</text:span><text:span text:style-name="T9">on</text:span></text:p>
          <text:p text:style-name="P35"><text:span text:style-name="T9">Co</text:span><text:span text:style-name="T9">ns</text:span><text:span text:style-name="T9">tr</text:span><text:span text:style-name="T9">uc</text:span><text:span text:style-name="T9">t</text:span></text:p>
          <text:p text:style-name="P35"><text:span text:style-name="T9"/></text:p>
          <text:p text:style-name="P35"><text:span text:style-name="T9">or </text:span></text:p>
          <text:p text:style-name="P35"><text:span text:style-name="T9"/></text:p>
          <text:p text:style-name="P35"><text:span text:style-name="T9">Mu</text:span><text:span text:style-name="T9">lt</text:span><text:span text:style-name="T9">i-</text:span><text:span text:style-name="T9">Tr</text:span><text:span text:style-name="T9">an</text:span></text:p>
          <text:p text:style-name="P35"><text:span text:style-name="T9">sc</text:span><text:span text:style-name="T9">ri</text:span><text:span text:style-name="T9">pt</text:span><text:span text:style-name="T9">io</text:span><text:span text:style-name="T9">na</text:span><text:span text:style-name="T9">l </text:span></text:p>
          <text:p text:style-name="P35"><text:span text:style-name="T9">Un</text:span><text:span text:style-name="T9">it </text:span><text:span text:style-name="T9">(M</text:span><text:span text:style-name="T9">TU</text:span><text:span text:style-name="T9">)</text:span></text:p>
          <draw:enhanced-geometry svg:viewBox="0 0 21600 21600" draw:mirror-horizontal="false" draw:mirror-vertical="false" draw:text-areas="0 0 21600 21600" draw:type="pentagon-right" draw:modifiers="10868.5318719354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49" draw:text-style-name="P37" draw:layer="layout" svg:width="14.986cm" svg:height="2.794cm" svg:x="0.991cm" svg:y="0.991cm">
          <draw:text-box>
            <text:p><text:span text:style-name="T10">The Yeast Pathway Kit</text:span></text:p>
          </draw:text-box>
        </draw:frame>
        <draw:frame draw:style-name="gr50" draw:text-style-name="P28" xml:id="id19" draw:id="id19" draw:layer="layout" svg:width="2.032cm" svg:height="1.016cm" svg:x="12.678cm" svg:y="26.461cm">
          <draw:text-box>
            <text:p><text:span text:style-name="T11">Not</text:span><text:span text:style-name="T9">I</text:span></text:p>
          </draw:text-box>
        </draw:frame>
        <draw:frame draw:style-name="gr50" draw:text-style-name="P28" xml:id="id20" draw:id="id20" draw:layer="layout" svg:width="2.032cm" svg:height="1.016cm" svg:x="27.248cm" svg:y="20.511cm">
          <draw:text-box>
            <text:p><text:span text:style-name="T11">Pac</text:span><text:span text:style-name="T9">I</text:span></text:p>
          </draw:text-box>
        </draw:frame>
        <draw:frame draw:style-name="gr50" draw:text-style-name="P28" xml:id="id21" draw:id="id21" draw:layer="layout" svg:width="3.048cm" svg:height="1.016cm" svg:x="27.934cm" svg:y="21.181cm">
          <draw:text-box>
            <text:p><text:span text:style-name="T11">Acc</text:span><text:span text:style-name="T9">III</text:span></text:p>
          </draw:text-box>
        </draw:frame>
        <draw:connector draw:style-name="gr51" draw:text-style-name="P10" draw:layer="layout" draw:type="line" svg:x1="13.694cm" svg:y1="26.461cm" svg:x2="13.773cm" svg:y2="25.091cm" draw:start-shape="id19" draw:start-glue-point="0" svg:d="M13694 26461l79-1370" svg:viewBox="0 0 80 1371">
          <text:p/>
        </draw:connector>
        <draw:connector draw:style-name="gr51" draw:text-style-name="P10" xml:id="id22" draw:id="id22" draw:layer="layout" draw:type="line" svg:x1="27.248cm" svg:y1="21.019cm" svg:x2="24.973cm" svg:y2="23.164cm" draw:start-shape="id20" draw:start-glue-point="3" svg:d="M27248 21019l-2275 2145" svg:viewBox="0 0 2276 2146">
          <text:p/>
        </draw:connector>
        <draw:connector draw:style-name="gr51" draw:text-style-name="P10" draw:layer="layout" draw:type="line" svg:x1="27.934cm" svg:y1="21.689cm" svg:x2="24.973cm" svg:y2="23.164cm" draw:start-shape="id21" draw:start-glue-point="3" draw:end-shape="id22" draw:end-glue-point="3" svg:d="M27934 21689l-2961 1475" svg:viewBox="0 0 2962 1476">
          <text:p/>
        </draw:connector>
        <draw:frame draw:style-name="gr52" draw:text-style-name="P39" xml:id="id23" draw:id="id23" draw:layer="layout" svg:width="1.963cm" svg:height="0.886cm" svg:x="22.076cm" svg:y="20.619cm">
          <draw:text-box>
            <text:p text:style-name="P38"><text:span text:style-name="T12">Smi</text:span><text:span text:style-name="T13">I</text:span></text:p>
          </draw:text-box>
        </draw:frame>
        <draw:connector draw:style-name="gr51" draw:text-style-name="P10" draw:layer="layout" draw:type="line" svg:x1="24.039cm" svg:y1="21.062cm" svg:x2="24.532cm" svg:y2="23.105cm" draw:start-shape="id23" draw:start-glue-point="1" svg:d="M24039 21062l493 2043" svg:viewBox="0 0 494 2044">
          <text:p/>
        </draw:connector>
        <draw:frame draw:style-name="gr53" draw:text-style-name="P10" draw:layer="layout" svg:width="3.968cm" svg:height="3.968cm" svg:x="15.215cm" svg:y="1.087cm">
          <draw:image xlink:href="Pictures/100000010000009600000096D688D7C4.png" xlink:type="simple" xlink:show="embed" xlink:actuate="onLoad" draw:mime-type="image/png">
            <text:p/>
          </draw:image>
        </draw:frame>
        <draw:custom-shape draw:style-name="gr40" draw:text-style-name="P31" draw:layer="layout" svg:width="0.531cm" svg:height="0.92cm" svg:x="11.273cm" svg:y="57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4" draw:text-style-name="P21" draw:layer="layout" svg:width="0.531cm" svg:height="0.851cm" svg:x="14.964cm" svg:y="57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2" draw:layer="layout" svg:width="0.531cm" svg:height="0.853cm" svg:x="17.674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draw:layer="layout" svg:width="1.257cm" svg:height="0.3cm" svg:x="10.016cm" svg:y="57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24" draw:layer="layout" svg:width="3.048cm" svg:height="0.851cm" svg:x="11.842cm" svg:y="57.14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6" draw:text-style-name="P26" draw:layer="layout" svg:width="1.935cm" svg:height="0.871cm" svg:x="15.634cm" svg:y="57.119cm">
          <draw:text-box>
            <text:p text:style-name="P25"><text:span text:style-name="T1">orf1</text:span></text:p>
          </draw:text-box>
        </draw:frame>
        <draw:custom-shape draw:style-name="gr54" draw:text-style-name="P21" draw:layer="layout" svg:width="0.531cm" svg:height="0.851cm" svg:x="21.568cm" svg:y="57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2" draw:layer="layout" svg:width="0.531cm" svg:height="0.853cm" svg:x="24.278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32" draw:layer="layout" svg:width="3.048cm" svg:height="0.851cm" svg:x="18.246cm" svg:y="57.14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6" draw:text-style-name="P26" draw:layer="layout" svg:width="1.935cm" svg:height="0.871cm" svg:x="22.238cm" svg:y="57.119cm">
          <draw:text-box>
            <text:p text:style-name="P25"><text:span text:style-name="T1">orf2</text:span></text:p>
          </draw:text-box>
        </draw:frame>
        <draw:custom-shape draw:style-name="gr42" draw:text-style-name="P33" draw:layer="layout" svg:width="3.194cm" svg:height="0.853cm" svg:x="24.809cm" svg:y="57.138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30" draw:text-style-name="P21" draw:layer="layout" svg:width="0.531cm" svg:height="0.92cm" svg:x="27.918cm" svg:y="57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2" draw:layer="layout" svg:width="0.531cm" svg:height="0.853cm" svg:x="30.628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3" draw:layer="layout" svg:width="0.531cm" svg:height="0.853cm" svg:x="34.353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" draw:text-style-name="P23" draw:layer="layout" svg:width="1.257cm" svg:height="0.3cm" svg:x="34.861cm" svg:y="57.69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6" draw:text-style-name="P26" draw:layer="layout" svg:width="1.935cm" svg:height="0.871cm" svg:x="28.588cm" svg:y="57.119cm">
          <draw:text-box>
            <text:p text:style-name="P25"><text:span text:style-name="T1">orf3</text:span></text:p>
          </draw:text-box>
        </draw:frame>
        <draw:custom-shape draw:style-name="gr57" draw:text-style-name="P34" draw:layer="layout" svg:width="3.194cm" svg:height="0.851cm" svg:x="31.159cm" svg:y="57.14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58" draw:text-style-name="P10" draw:layer="layout" svg:width="3.048cm" svg:height="1.27cm" svg:x="21.64cm" svg:y="55.197cm">
          <text:p/>
          <draw:enhanced-geometry svg:viewBox="0 0 21600 21600" draw:text-areas="?f0 0 ?f2 ?f5" draw:type="down-arrow" draw:modifiers="7528.5601888277 5802.03345359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59" draw:text-style-name="P40" draw:layer="layout" svg:width="32.836cm" svg:height="4.061cm" svg:x="3.461cm" svg:y="34.984cm">
          <draw:text-box>
            <text:p><text:span text:style-name="T14">gttctgatcctcgagcatcttaagaattcgtcccacggtttgtctagagcagccgacaatctggccaatttcctgacgggtaattttgatttgcatgccgtccgggtgagtcatagcgtctggttgttttgccagattc</text:span><text:span text:style-name="T15">agcagagtctgtgcaatgcggccgctGAC</text:span><text:span text:style-name="T16">GTCgaggaacgccaggttgcccactttctcactagtgacctgcagccGAC</text:span><text:span text:style-name="T17">GTGccatctgtgcagacaaacgcatcagGAT</text:span><text:span text:style-name="T18">ATCcggatttacctgaatcaattggcgaa</text:span><text:span text:style-name="T14">attttttgtacgaaatttcagccacttcacaggcggttttcgcacgtacccatgcgctacgttcctggccctcttcaaacaggcccagttcgccaataaaatcaccctgattcagataggagaggatcatttctttaccctcttcgtctttgatcagcactgccacagagcctttaacgatgtagtacagcgtttccgctttttcaccctggtgaataagcgtgctcttggatgggtacttatgaatgtggcaatgagacaagaac</text:span></text:p>
          </draw:text-box>
        </draw:frame>
        <draw:custom-shape draw:style-name="gr60" draw:text-style-name="P8" draw:layer="layout" svg:width="3.613cm" svg:height="0.762cm" svg:x="8.554cm" svg:y="34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23" draw:layer="layout" svg:width="3.74cm" svg:height="0.808cm" svg:x="23.089cm" svg:y="39.045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8" draw:text-style-name="P10" draw:layer="layout" svg:x1="2.851cm" svg:y1="35.425cm" svg:x2="3.613cm" svg:y2="35.425cm">
          <text:p/>
        </draw:line>
        <draw:line draw:style-name="gr18" draw:text-style-name="P10" draw:layer="layout" svg:x1="31.223cm" svg:y1="38.597cm" svg:x2="31.985cm" svg:y2="38.597cm">
          <text:p/>
        </draw:line>
        <draw:custom-shape draw:style-name="gr62" draw:text-style-name="P18" draw:layer="layout" svg:width="2.54cm" svg:height="1.016cm" svg:x="0.991cm" svg:y="17.501cm">
          <text:p text:style-name="P17"><text:span text:style-name="T7">primer</text:span></text:p>
          <draw:enhanced-geometry svg:viewBox="0 0 21600 21600" draw:mirror-horizontal="false" draw:mirror-vertical="false" draw:text-areas="0 ?f0 ?f5 ?f2" draw:type="right-arrow" draw:modifiers="17086.186540732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3" draw:text-style-name="P42" draw:layer="layout" svg:width="3.81cm" svg:height="2.032cm" svg:x="26.137cm" svg:y="2.007cm">
          <text:p text:style-name="P41"><text:span text:style-name="T19">Promoter</text:span></text:p>
          <text:p text:style-name="P41"><text:span text:style-name="T19">library</text:span></text:p>
          <draw:enhanced-geometry svg:viewBox="0 0 21600 21600" draw:text-areas="?f0 0 ?f2 ?f5" draw:type="down-arrow" draw:modifiers="14662.075750123 22.67121490422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63" draw:text-style-name="P42" draw:layer="layout" svg:width="3.81cm" svg:height="2.032cm" svg:x="32.995cm" svg:y="2.007cm">
          <text:p text:style-name="P41"><text:span text:style-name="T19">Terminator</text:span></text:p>
          <text:p text:style-name="P41"><text:span text:style-name="T19">library</text:span></text:p>
          <draw:enhanced-geometry svg:viewBox="0 0 21600 21600" draw:mirror-horizontal="false" draw:mirror-vertical="false" draw:text-areas="?f0 0 ?f2 ?f5" draw:type="down-arrow" draw:modifiers="15405.8042302017 544.1091577013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64" draw:layer="layout" svg:width="19.798cm" svg:height="11.136cm" svg:x="0.6cm" svg:y="2.257cm" draw:page-number="1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9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6.026cm" svg:height="4.626cm" svg:x="2.991cm" svg:y="2.095cm" presentation:class="title" presentation:placeholder="true">
        <draw:text-box/>
      </draw:frame>
      <draw:frame presentation:style-name="Default-outline1" draw:layer="backgroundobjects" svg:width="36.026cm" svg:height="16.071cm" svg:x="2.991cm" svg:y="7.472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1-27T08:51:34.056500204</meta:creation-date>
    <dc:date>2025-06-03T13:26:13.451740698</dc:date>
    <meta:editing-duration>PT6H12M36S</meta:editing-duration>
    <meta:editing-cycles>41</meta:editing-cycles>
    <meta:generator>LibreOffice/25.2.3.2$Linux_X86_64 LibreOffice_project/520$Build-2</meta:generator>
    <dc:creator>Reviewer Reviewer</dc:creator>
    <meta:document-statistic meta:object-count="172"/>
  </office:meta>
</office:document-meta>
</file>